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monospace" fo:font-size="10.5pt" fo:letter-spacing="normal" fo:font-style="normal" fo:font-weight="normal" officeooo:rsid="000c78f4" officeooo:paragraph-rsid="000c78f4"/>
    </style:style>
    <style:style style:name="P2" style:family="paragraph" style:parent-style-name="Preformatted_20_Text">
      <style:text-properties fo:font-variant="normal" fo:text-transform="none" fo:color="#bc7a00" loext:opacity="100%" style:font-name="monospace" fo:font-size="10.5pt" fo:letter-spacing="normal" fo:font-style="normal" fo:font-weight="normal" officeooo:rsid="000cf5ef" officeooo:paragraph-rsid="000cf5ef"/>
    </style:style>
    <style:style style:name="P3" style:family="paragraph" style:parent-style-name="Preformatted_20_Text">
      <loext:graphic-properties draw:fill="solid" draw:fill-color="#f8f9fa" draw:opacity="100%"/>
      <style:paragraph-properties fo:margin-top="0cm" fo:margin-bottom="0.499cm" style:contextual-spacing="false" fo:line-height="130%" fo:orphans="2" fo:widows="2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style:font-name="monospace" fo:font-size="10.5pt" fo:letter-spacing="normal" fo:font-style="normal" fo:font-weight="normal"/>
    </style:style>
    <style:style style:name="P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letter-spacing="normal"/>
    </style:style>
    <style:style style:name="P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loext:opacity="100%" fo:letter-spacing="normal" fo:background-color="#ffffcc"/>
    </style:style>
    <style:style style:name="P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</style:style>
    <style:style style:name="P8" style:family="paragraph" style:parent-style-name="Standard">
      <style:text-properties officeooo:rsid="000c78f4" officeooo:paragraph-rsid="000c78f4"/>
    </style:style>
    <style:style style:name="P9" style:family="paragraph" style:parent-style-name="Standard">
      <style:text-properties fo:language="en" fo:country="US" officeooo:rsid="000c78f4" officeooo:paragraph-rsid="000c78f4"/>
    </style:style>
    <style:style style:name="P10" style:family="paragraph" style:parent-style-name="Standard">
      <style:text-properties officeooo:rsid="000cf5ef" officeooo:paragraph-rsid="000cf5ef"/>
    </style:style>
    <style:style style:name="T1" style:family="text">
      <style:text-properties officeooo:rsid="000cf5ef"/>
    </style:style>
    <style:style style:name="T2" style:family="text">
      <style:text-properties fo:color="#008000" loext:opacity="100%" fo:font-weight="bold"/>
    </style:style>
    <style:style style:name="T3" style:family="text">
      <style:text-properties fo:color="#008000" loext:opacity="100%" style:font-name="monospace" fo:font-size="10.5pt" fo:font-style="normal" fo:font-weight="normal"/>
    </style:style>
    <style:style style:name="T4" style:family="text">
      <style:text-properties fo:color="#008000" loext:opacity="100%" style:font-name="monospace" fo:font-size="10.5pt" fo:font-style="normal" fo:font-weight="bold"/>
    </style:style>
    <style:style style:name="T5" style:family="text">
      <style:text-properties fo:color="#0000ff" loext:opacity="100%"/>
    </style:style>
    <style:style style:name="T6" style:family="text">
      <style:text-properties fo:color="#19177c" loext:opacity="100%"/>
    </style:style>
    <style:style style:name="T7" style:family="text">
      <style:text-properties fo:color="#19177c" loext:opacity="100%" style:font-name="monospace" fo:font-size="10.5pt" fo:font-style="normal" fo:font-weight="normal"/>
    </style:style>
    <style:style style:name="T8" style:family="text">
      <style:text-properties fo:color="#666666" loext:opacity="100%"/>
    </style:style>
    <style:style style:name="T9" style:family="text">
      <style:text-properties fo:color="#666666" loext:opacity="100%" style:font-name="monospace" fo:font-size="10.5pt" fo:font-style="normal" fo:font-weight="normal"/>
    </style:style>
    <style:style style:name="T10" style:family="text">
      <style:text-properties style:font-name="monospace" fo:font-size="10.5pt" fo:font-style="normal" fo:font-weight="normal"/>
    </style:style>
    <style:style style:name="T11" style:family="text">
      <style:text-properties fo:color="#408080" loext:opacity="100%" style:font-name="monospace" fo:font-size="10.5pt" fo:font-style="italic" fo:font-weight="normal"/>
    </style:style>
    <style:style style:name="T12" style:family="text">
      <style:text-properties fo:color="#ba2121" loext:opacity="100%"/>
    </style:style>
    <style:style style:name="T13" style:family="text">
      <style:text-properties fo:color="#ba2121" loext:opacity="100%" style:font-name="monospace" fo:font-size="10.5pt" fo:font-style="normal" fo:font-weight="normal"/>
    </style:style>
    <style:style style:name="T14" style:family="text">
      <style:text-properties fo:color="#bc7a00" loext:opacity="100%" style:font-name="monospace" fo:font-size="10.5pt" fo:font-style="normal" fo:font-weight="normal"/>
    </style:style>
    <style:style style:name="T15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6" style:family="text">
      <style:text-properties fo:font-variant="normal" fo:text-transform="none" fo:color="#202122" loext:opacity="100%" style:font-name="sans-serif" fo:font-size="10.5pt" fo:letter-spacing="normal" fo:font-style="normal" fo:font-weight="normal" officeooo:rsid="000dc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HP is a general-purpose scripting language <text:span text:style-name="T1">geared towards web development <text:s text:c="4"/></text:span>that is especially suited to server-side web development, in which case PHP generally runs on a web server. Originally designed to create dynamic web pages, PHP now focuses mainly on server-side scripting.</text:p>
      <text:p text:style-name="P10">You can see an example of PHP programming below;</text:p>
      <text:p text:style-name="P10"/>
      <text:p text:style-name="P2">&lt;!DOCTYPE html&gt;</text:p>
      <text:p text:style-name="P4">&lt;<text:span text:style-name="T2">html</text:span>&gt;</text:p>
      <text:p text:style-name="P5"><text:s text:c="4"/><text:span text:style-name="T10">&lt;</text:span><text:span text:style-name="T4">head</text:span><text:span text:style-name="T10">&gt;</text:span></text:p>
      <text:p text:style-name="P5"><text:s text:c="8"/><text:span text:style-name="T10">&lt;</text:span><text:span text:style-name="T4">title</text:span><text:span text:style-name="T10">&gt;PHP "Hello, World!" program&lt;/</text:span><text:span text:style-name="T4">title</text:span><text:span text:style-name="T10">&gt;</text:span></text:p>
      <text:p text:style-name="P5"><text:s text:c="4"/><text:span text:style-name="T10">&lt;/</text:span><text:span text:style-name="T4">head</text:span><text:span text:style-name="T10">&gt;</text:span></text:p>
      <text:p text:style-name="P5"><text:s text:c="4"/><text:span text:style-name="T10">&lt;</text:span><text:span text:style-name="T4">body</text:span><text:span text:style-name="T10">&gt;</text:span></text:p>
      <text:p text:style-name="P6"><text:s text:c="8"/><text:span text:style-name="T14">&lt;?php</text:span></text:p>
      <text:p text:style-name="P6"><text:s text:c="12"/><text:span text:style-name="T4">echo</text:span><text:span text:style-name="T10"> </text:span><text:span text:style-name="T13">'&lt;p&gt;Hello, World!&lt;/p&gt;'</text:span><text:span text:style-name="T10">;</text:span></text:p>
      <text:p text:style-name="P6"><text:s text:c="8"/><text:span text:style-name="T14">?&gt;</text:span></text:p>
      <text:p text:style-name="P5"><text:s text:c="4"/><text:span text:style-name="T10">&lt;/</text:span><text:span text:style-name="T4">body</text:span><text:span text:style-name="T10">&gt;</text:span></text:p>
      <text:p text:style-name="P3">&lt;/<text:span text:style-name="T2">html</text:span>&gt;</text:p>
      <text:p text:style-name="P10"/>
      <text:p text:style-name="P8"/>
      <text:p text:style-name="P1"><text:span text:style-name="T2">function</text:span> <text:span text:style-name="T5">myAge</text:span>(int <text:span text:style-name="T6">$birthYear</text:span>)<text:span text:style-name="T8">:</text:span> string</text:p>
      <text:p text:style-name="P4">{</text:p>
      <text:p text:style-name="P5"><text:s text:c="4"/><text:span text:style-name="T11">// calculate the age by subtracting the birth year from the current year.</text:span></text:p>
      <text:p text:style-name="P5"><text:s text:c="4"/><text:span text:style-name="T7">$yearsOld</text:span><text:span text:style-name="T10"> </text:span><text:span text:style-name="T9">=</text:span><text:span text:style-name="T10"> </text:span><text:span text:style-name="T3">date</text:span><text:span text:style-name="T10">(</text:span><text:span text:style-name="T13">'Y'</text:span><text:span text:style-name="T10">) </text:span><text:span text:style-name="T9">-</text:span><text:span text:style-name="T10"> </text:span><text:span text:style-name="T7">$birthYear</text:span><text:span text:style-name="T10">;</text:span></text:p>
      <text:p text:style-name="P7"/>
      <text:p text:style-name="P5"><text:s text:c="4"/><text:span text:style-name="T11">// return the age in a descriptive string.</text:span></text:p>
      <text:p text:style-name="P5"><text:s text:c="4"/><text:span text:style-name="T4">return</text:span><text:span text:style-name="T10"> </text:span><text:span text:style-name="T7">$yearsOld</text:span><text:span text:style-name="T10"> </text:span><text:span text:style-name="T9">.</text:span><text:span text:style-name="T10"> </text:span><text:span text:style-name="T13">' year'</text:span><text:span text:style-name="T10"> </text:span><text:span text:style-name="T9">.</text:span><text:span text:style-name="T10"> (</text:span><text:span text:style-name="T7">$yearsOld</text:span><text:span text:style-name="T10"> </text:span><text:span text:style-name="T9">!=</text:span><text:span text:style-name="T10"> </text:span><text:span text:style-name="T9">1</text:span><text:span text:style-name="T10"> </text:span><text:span text:style-name="T9">?</text:span><text:span text:style-name="T10"> </text:span><text:span text:style-name="T13">'s'</text:span><text:span text:style-name="T9">:</text:span><text:span text:style-name="T13">''</text:span><text:span text:style-name="T10">);</text:span></text:p>
      <text:p text:style-name="P4">}</text:p>
      <text:p text:style-name="P7"/>
      <text:p text:style-name="P3"><text:span text:style-name="T2">echo</text:span> <text:span text:style-name="T12">'I am currently '</text:span> <text:span text:style-name="T8">.</text:span> myAge(<text:span text:style-name="T8">1995</text:span>) <text:span text:style-name="T8">.</text:span> <text:span text:style-name="T12">' old.'</text:span>;</text:p>
      <text:p text:style-name="P8"><text:span text:style-name="T16">The standard PHP evolved without a written formal specification or standard until 2014. </text:span><text:span text:style-name="T15">W3Techs reports that, as of January 2022, "PHP is used by 78.1% of all the websites whose server-side programming language we know.</text:span> </text:p>
      <text:p text:style-name="P8"/>
      <text:p text:style-name="P8">https://en.wikipedia.org/wiki/PH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9T22:04:09.622000000</dc:date>
    <meta:editing-duration>PT10M50S</meta:editing-duration>
    <meta:editing-cycles>2</meta:editing-cycles>
    <meta:generator>LibreOffice/7.1.7.2$Windows_X86_64 LibreOffice_project/c6a4e3954236145e2acb0b65f68614365aeee33f</meta:generator>
    <meta:document-statistic meta:table-count="0" meta:image-count="0" meta:object-count="0" meta:page-count="1" meta:paragraph-count="23" meta:word-count="157" meta:character-count="1076" meta:non-whitespace-character-count="869"/>
  </office:meta>
</office:document-meta>
</file>